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DABA LUCHITO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5585930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2008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NCY GLADYS YAURI YANCAY DE LIMAC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7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7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7/2021</text:p>
          </table:table-cell>
          <table:table-cell table:style-name="Tabla2.A2" office:value-type="string">
            <text:p text:style-name="P9">614454</text:p>
          </table:table-cell>
          <table:table-cell table:style-name="Tabla2.A2" office:value-type="string">
            <text:p text:style-name="P9">117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02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